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36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300" calcext:value-type="currency" table:number-columns-spanned="2" table:number-rows-spanned="2">
            <text:p>$30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Front Range Medical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05-01" calcext:value-type="date">
            <text:p>05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406 Clay St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Westminster, CO 80031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04-06" calcext:value-type="date">
            <text:p>04/06/2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First day, trash pick up. Parking lot clean up. </text:p>
          </table:table-cell>
          <table:covered-table-cell table:number-columns-repeated="4" table:style-name="ce30"/>
          <table:table-cell table:style-name="ce48" office:value-type="currency" office:currency="USD" office:value="75" calcext:value-type="currency">
            <text:p>$75.00</text:p>
          </table:table-cell>
          <table:table-cell table:style-name="ce41" office:value-type="currency" office:currency="USD" office:value="75" calcext:value-type="currency">
            <text:p>$7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04-13" calcext:value-type="date">
            <text:p>04/13/25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Trash pick pick up, parking lot clean up, clean up.</text:p>
          </table:table-cell>
          <table:covered-table-cell table:number-columns-repeated="4" table:style-name="ce39"/>
          <table:table-cell table:style-name="ce49" office:value-type="currency" office:currency="USD" office:value="75" calcext:value-type="currency">
            <text:p>$75.00</text:p>
          </table:table-cell>
          <table:table-cell table:style-name="ce42" office:value-type="currency" office:currency="USD" office:value="75" calcext:value-type="currency">
            <text:p>$7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04-20" calcext:value-type="date">
            <text:p>04/20/2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Trash pick pick up, parking lot clean up, clean up.</text:p>
          </table:table-cell>
          <table:covered-table-cell table:number-columns-repeated="4" table:style-name="ce30"/>
          <table:table-cell table:style-name="ce48" office:value-type="currency" office:currency="USD" office:value="75" calcext:value-type="currency">
            <text:p>$75.00</text:p>
          </table:table-cell>
          <table:table-cell table:style-name="ce41" office:value-type="currency" office:currency="USD" office:value="75" calcext:value-type="currency">
            <text:p>$7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04-27" calcext:value-type="date">
            <text:p>04/27/25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Trash pick pick up, parking lot clean up, clean up.</text:p>
          </table:table-cell>
          <table:covered-table-cell table:number-columns-repeated="4" table:style-name="ce28"/>
          <table:table-cell table:style-name="ce49" office:value-type="currency" office:currency="USD" office:value="75" calcext:value-type="currency">
            <text:p>$75.00</text:p>
          </table:table-cell>
          <table:table-cell table:style-name="ce42" office:value-type="currency" office:currency="USD" office:value="75" calcext:value-type="currency">
            <text:p>$7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300" calcext:value-type="currency">
            <text:p>$30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300" calcext:value-type="currency">
            <text:p>$30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4-13T15:06:49.916727409</dc:date>
    <meta:editing-duration>PT3H6M46S</meta:editing-duration>
    <meta:editing-cycles>53</meta:editing-cycles>
    <meta:generator>LibreOffice/7.4.7.2$Linux_AARCH64 LibreOffice_project/40$Build-2</meta:generator>
    <meta:document-statistic meta:table-count="1" meta:cell-count="65" meta:object-count="1"/>
  </office:meta>
</office:document-meta>
</file>